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7000002A753E5A0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UTCOFFSET<text:tab/>7</text:p>
          <text:p text:style-name="P7"><text:s/>1.1.7 Key DATUM<text:tab/>8</text:p>
          <text:p text:style-name="P7"><text:s/>1.1.8 Key UTMZONE<text:tab/>8</text:p>
          <text:p text:style-name="P7"><text:s/>1.1.9 Key TASKSINORDER<text:tab/>8</text:p>
          <text:p text:style-name="P7"><text:s/>1.1.10 Key QNH<text:tab/>8</text:p>
          <text:p text:style-name="P7"><text:s/>1.1.11 Key ALTITUDEUNITS <text:tab/>8</text:p>
          <text:p text:style-name="P7"><text:s/>1.1.12 Key INTERPOLATION<text:tab/>8</text:p>
          <text:p text:style-name="P7"><text:s/>1.1.13 Key SMOOTHNESS<text:tab/>9</text:p>
          <text:p text:style-name="P7"><text:s/>1.1.14 Key MINSPEED<text:tab/>9</text:p>
          <text:p text:style-name="P7"><text:s/>1.1.15 Key MAXACCELERATION<text:tab/>9</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oft-page-break/><text:s/>3 TASK class<text:tab/>11</text:p>
          <text:p text:style-name="P6"><text:s/>3.1 Constructors<text:tab/>11</text:p>
          <text:p text:style-name="P7"><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oft-page-break/><text:s/>5.1.8 BELOW<text:tab/>16</text:p>
          <text:p text:style-name="P7"><text:s/>5.1.9 NONE<text:tab/>16</text:p>
          <text:p text:style-name="P6"><text:s/>5.2 Examples<text:tab/>16</text:p>
          <text:p text:style-name="P5"><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D: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oft-page-break/><text:s/>7.1.4 Type DRAD10: relative altitude dependent distance rounded down to decameter<text:tab/>22</text:p>
          <text:p text:style-name="P7"><text:s/>7.1.5 Type DACC: accumulated distance<text:tab/>22</text:p>
          <text:p text:style-name="P7"><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UTCOFFSET</text:h>
      <text:p text:style-name="Preformatted_20_Text">set UTCOFFSET = &lt;time&gt;</text:p>
      <text:p text:style-name="Text_20_body">Sets the local timezone UTC Offset.</text:p>
      <text:p text:style-name="List_20_Contents">&lt;time&gt; is the difference from Universal Time Coordinate (UTC) from the local time zone in hh:mm. See <text:a xlink:type="simple" xlink:href="http://en.wikipedia.org/wiki/UTC_offset">http://en.wikipedia.org/wiki/UTC_offset</text:a></text:p>
      <text:h text:style-name="Heading_20_3" text:outline-level="3"><text:soft-page-break/>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text:soft-page-break/>Key SMOOTHNESS</text:h>
      <text:p text:style-name="Preformatted_20_Text">set SMOOTHNESS = &lt;value&gt;</text:p>
      <text:p text:style-name="List_20_Contents">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2-06-02T12:31:23.39</dc:date>
    <meta:editing-duration>P1DT7H55M37S</meta:editing-duration>
    <meta:editing-cycles>211</meta:editing-cycles>
    <meta:generator>LibreOffice/3.3$Win32 LibreOffice_project/330m19$Build-8</meta:generator>
    <meta:printed-by>Toni </meta:printed-by>
    <meta:print-date>2011-08-11T13:22:13.29</meta:print-date>
    <meta:document-statistic meta:table-count="0" meta:image-count="1" meta:object-count="0" meta:page-count="29" meta:paragraph-count="632" meta:word-count="4614" meta:character-count="30259"/>
  </office:meta>
</office:document-meta>
</file>